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nom variables</text:p>
          </table:table-cell>
          <table:table-cell table:style-name="ce1"/>
          <table:table-cell office:value-type="string" table:style-name="ce1">
            <text:p>adresses</text:p>
          </table:table-cell>
          <table:table-cell table:style-name="ce1"/>
          <table:table-cell office:value-type="string" table:style-name="ce2">
            <text:p>CONST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2">
            <text:p>PILE</text:p>
          </table:table-cell>
          <table:table-cell table:style-name="ce1"/>
          <table:table-cell table:style-name="ce3"/>
          <table:table-cell office:value-type="string" table:style-name="ce2">
            <text:p>TAS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office:value-type="string" table:style-name="ce3">
            <text:p>listTrajet</text:p>
          </table:table-cell>
          <table:table-cell office:value-type="string" table:style-name="ce7">
            <text:p>@2</text:p>
          </table:table-cell>
          <table:table-cell office:value-type="string" table:style-name="ce4">
            <text:p>@1</text:p>
          </table:table-cell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8">
            <text:p>main</text:p>
          </table:table-cell>
          <table:table-cell table:style-name="ce1"/>
          <table:table-cell office:value-type="string" table:style-name="ce3">
            <text:p>nbtrajet</text:p>
          </table:table-cell>
          <table:table-cell office:value-type="float" office:value="3" table:style-name="ce6">
            <text:p>3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office:value-type="string" table:style-name="ce3">
            <text:p>maxTrajet</text:p>
          </table:table-cell>
          <table:table-cell office:value-type="float" office:value="5" table:style-name="ce9">
            <text:p>5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office:value-type="string" table:style-name="ce3">
            <text:p>monCatalogue</text:p>
          </table:table-cell>
          <table:table-cell office:value-type="string" table:style-name="ce8">
            <text:p>@1</text:p>
          </table:table-cell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7">
            <text:p>@3</text:p>
          </table:table-cell>
          <table:table-cell office:value-type="string" table:style-name="ce4">
            <text:p>@2</text:p>
          </table:table-cell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11">
            <text:p>@7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11">
            <text:p>@11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9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number-rows-repeated="2"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office:value-type="string" table:style-name="ce3">
            <text:p>start</text:p>
          </table:table-cell>
          <table:table-cell office:value-type="string" table:style-name="ce7">
            <text:p>@4</text:p>
          </table:table-cell>
          <table:table-cell office:value-type="string" table:style-name="ce4">
            <text:p>@3</text:p>
          </table:table-cell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office:value-type="string" table:style-name="ce3">
            <text:p>end</text:p>
          </table:table-cell>
          <table:table-cell office:value-type="string" table:style-name="ce6">
            <text:p>@5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office:value-type="string" table:style-name="ce3">
            <text:p>mean</text:p>
          </table:table-cell>
          <table:table-cell office:value-type="string" table:style-name="ce9">
            <text:p>@6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number-rows-repeated="2" table:style-name="ro1">
          <table:table-cell table:style-name="ce3"/>
          <table:table-cell table:style-name="ce6"/>
          <table:table-cell table:style-name="ce1"/>
          <table:table-cell table:style-name="ce3"/>
          <table:table-cell table:style-name="ce6"/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7">
            <text:p>'L’</text:p>
          </table:table-cell>
          <table:table-cell office:value-type="string" table:style-name="ce4">
            <text:p>@4</text:p>
          </table:table-cell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6">
            <text:p>'y’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6">
            <text:p>'o’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6">
            <text:p>'n’</text:p>
          </table:table-cell>
          <table:table-cell table:style-name="ce4"/>
          <table:table-cell table:style-name="ce1"/>
          <table:table-cell table:style-name="ce5"/>
          <table:table-cell table:number-columns-repeated="16376"/>
        </table:table-row>
        <table:table-row table:style-name="ro1">
          <table:table-cell table:style-name="ce3"/>
          <table:table-cell table:style-name="ce6"/>
          <table:table-cell table:style-name="ce1"/>
          <table:table-cell table:style-name="ce3"/>
          <table:table-cell office:value-type="string" table:style-name="ce9">
            <text:p>'\0’</text:p>
          </table:table-cell>
          <table:table-cell table:style-name="ce4"/>
          <table:table-cell table:style-name="ce1"/>
          <table:table-cell table:style-name="ce10"/>
          <table:table-cell table:number-columns-repeated="16376"/>
        </table:table-row>
        <table:table-row table:style-name="ro1">
          <table:table-cell table:style-name="ce3"/>
          <table:table-cell table:style-name="ce9"/>
          <table:table-cell table:style-name="ce1"/>
          <table:table-cell table:style-name="ce3"/>
          <table:table-cell table:style-name="ce6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'B’</text:p>
          </table:table-cell>
          <table:table-cell office:value-type="string" table:style-name="ce1">
            <text:p>@5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6">
            <text:p>'o’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6">
            <text:p>'r’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6">
            <text:p>'d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e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a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u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x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9">
            <text:p>'\0’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7">
            <text:p>'T’</text:p>
          </table:table-cell>
          <table:table-cell office:value-type="string" table:style-name="ce1">
            <text:p>@6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r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a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i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n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9">
            <text:p>'\0’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3">
            <text:p>start</text:p>
          </table:table-cell>
          <table:table-cell office:value-type="string" table:style-name="ce13">
            <text:p>@8</text:p>
          </table:table-cell>
          <table:table-cell office:value-type="string" table:style-name="ce12">
            <text:p>@7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end</text:p>
          </table:table-cell>
          <table:table-cell office:value-type="string" table:style-name="ce11">
            <text:p>@9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mean</text:p>
          </table:table-cell>
          <table:table-cell office:value-type="string" table:style-name="ce14">
            <text:p>@10</text:p>
          </table:table-cell>
          <table:table-cell table:style-name="ce4"/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7">
            <text:p>'L’</text:p>
          </table:table-cell>
          <table:table-cell office:value-type="string" table:style-name="ce12">
            <text:p>@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y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o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6">
            <text:p>'n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9">
            <text:p>'\0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8">
            <text:p>'P’</text:p>
          </table:table-cell>
          <table:table-cell office:value-type="string" table:style-name="ce17">
            <text:p>@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9">
            <text:p>'a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9">
            <text:p>'r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9">
            <text:p>'i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21">
            <text:p>'s'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6">
            <text:p>'\0’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3">
            <text:p>'A’</text:p>
          </table:table-cell>
          <table:table-cell office:value-type="string" table:style-name="ce20">
            <text:p>@10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u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t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o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23">
            <text:p>'\0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table:style-name="ce22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24">
            <text:p>@12</text:p>
          </table:table-cell>
          <table:table-cell office:value-type="string" table:style-name="ce20">
            <text:p>@1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27">
            <text:p>@1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3">
            <text:p>start</text:p>
          </table:table-cell>
          <table:table-cell office:value-type="string" table:style-name="ce13">
            <text:p>@13</text:p>
          </table:table-cell>
          <table:table-cell office:value-type="string" table:style-name="ce12">
            <text:p>@12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end</text:p>
          </table:table-cell>
          <table:table-cell office:value-type="string" table:style-name="ce11">
            <text:p>@14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mean</text:p>
          </table:table-cell>
          <table:table-cell office:value-type="string" table:style-name="ce14">
            <text:p>@15</text:p>
          </table:table-cell>
          <table:table-cell table:style-name="ce4"/>
          <table:table-cell table:number-columns-repeated="16378"/>
        </table:table-row>
        <table:table-row table:number-rows-repeated="2" table:style-name="ro1">
          <table:table-cell table:number-columns-repeated="4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3">
            <text:p>'L’</text:p>
          </table:table-cell>
          <table:table-cell office:value-type="string" table:style-name="ce12">
            <text:p>@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6">
            <text:p>'y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6">
            <text:p>'o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6">
            <text:p>'n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9">
            <text:p>'\0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8">
            <text:p>'M’</text:p>
          </table:table-cell>
          <table:table-cell office:value-type="string" table:style-name="ce17">
            <text:p>@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a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r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s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21">
            <text:p>'e''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21">
            <text:p>'i'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25">
            <text:p>'l'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9">
            <text:p>'l'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9">
            <text:p>'e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26">
            <text:p>'\0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table:style-name="ce19"/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3">
            <text:p>'B’</text:p>
          </table:table-cell>
          <table:table-cell office:value-type="string" table:style-name="ce20">
            <text:p>@1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a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t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e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a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1">
            <text:p>'u’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23">
            <text:p>'\0’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3">
            <text:p>start</text:p>
          </table:table-cell>
          <table:table-cell office:value-type="string" table:style-name="ce13">
            <text:p>@17</text:p>
          </table:table-cell>
          <table:table-cell office:value-type="string" table:style-name="ce12">
            <text:p>@16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end</text:p>
          </table:table-cell>
          <table:table-cell office:value-type="string" table:style-name="ce11">
            <text:p>@18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3">
            <text:p>mean</text:p>
          </table:table-cell>
          <table:table-cell office:value-type="string" table:style-name="ce14">
            <text:p>@19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8">
            <text:p>'M’</text:p>
          </table:table-cell>
          <table:table-cell office:value-type="string" table:style-name="ce12">
            <text:p>@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a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r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s’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21">
            <text:p>'e''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21">
            <text:p>'i'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25">
            <text:p>'l'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9">
            <text:p>'l'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e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26">
            <text:p>'\0’</text:p>
          </table:table-cell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table:style-name="ce28"/>
          <table:table-cell table:style-name="ce15"/>
          <table:table-cell table:number-columns-repeated="16378"/>
        </table:table-row>
        <table:table-row table:style-name="ro1">
          <table:table-cell table:number-columns-repeated="4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8">
            <text:p>'P’</text:p>
          </table:table-cell>
          <table:table-cell office:value-type="string" table:style-name="ce17">
            <text:p>@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9">
            <text:p>'a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9">
            <text:p>'r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9">
            <text:p>'i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21">
            <text:p>'s'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6">
            <text:p>'\0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19"/>
          <table:table-cell table:number-columns-repeated="16379" table:style-name="ce1"/>
        </table:table-row>
        <table:table-row table:style-name="ro1">
          <table:table-cell table:number-columns-repeated="4"/>
          <table:table-cell table:style-name="ce29"/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3">
            <text:p>'A’</text:p>
          </table:table-cell>
          <table:table-cell office:value-type="string" table:style-name="ce20">
            <text:p>@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11">
            <text:p>'v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1">
            <text:p>'i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1">
            <text:p>'o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1">
            <text:p>'n’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23">
            <text:p>'\0’</text:p>
          </table:table-cell>
          <table:table-cell table:number-columns-repeated="16379" table:style-name="ce1"/>
        </table:table-row>
        <table:table-row table:number-rows-repeated="10484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Microsoft Office User</dc:creator>
    <meta:creation-date>2019-11-27T17:36:12Z</meta:creation-date>
    <dc:date>2019-11-28T06:18:44Z</dc:date>
    <meta:editing-cycles>3</meta:editing-cycles>
    <meta:editing-duration>PT845S</meta:editing-duration>
  </office:meta>
</office:document-meta>
</file>